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75in"/>
    </style:style>
    <style:style style:name="co3" style:family="table-column">
      <style:table-column-properties fo:break-before="auto" style:column-width="0.375in"/>
    </style:style>
    <style:style style:name="co4" style:family="table-column">
      <style:table-column-properties fo:break-before="auto" style:column-width="0.3333333333333333in"/>
    </style:style>
    <style:style style:name="co5" style:family="table-column">
      <style:table-column-properties fo:break-before="auto" style:column-width="0.4166666666666667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4479166666666667in"/>
    </style:style>
    <style:style style:name="co8" style:family="table-column">
      <style:table-column-properties fo:break-before="auto" style:column-width="0.34375in"/>
    </style:style>
    <style:style style:name="co9" style:family="table-column">
      <style:table-column-properties fo:break-before="auto" style:column-width="0.3645833333333333in"/>
    </style:style>
    <style:style style:name="co10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en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enu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0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style-name="ce21" office:value-type="string">
            <text:p>CATEGORY</text:p>
          </table:table-cell>
        </table:table-row>
        <table:table-row table:style-name="ro2">
          <table:table-cell table:style-name="ce21" office:value-type="string">
            <text:p>Bacon Clubhouse Burger 9.4 oz (267 g)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Grilled Chicken Sandwich 9.5 oz (270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Southern Style Crispy Chicken Sandwich 5.6 oz (16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Southwest Chicken (Crispy) 11.7 oz (33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Southwest Chicken (Grilled) 11.2 oz (317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Crispy) 11.1 oz (316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Grilled) 10.7 oz (302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Crispy) 10.9 oz (31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Grilled) 10.5 oz (29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Crispy) 10.7 oz (304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Grilled) 10.3 oz (291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ipotle BBQ Snack Wrap (Crispy) 4.6 oz (13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ig Mac 7.4 oz (211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® with Cheese 7 oz (19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Bacon Habanero Ranch 8.2 oz (233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Bacon &amp; Cheese 7.7 oz (217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Deluxe 8.4 oz (23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Quarter Pounder with Cheese 9.8 oz (27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amburger 3.5 oz (98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BQ Ranch Burger 4 oz (113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Grilled Onion Chedda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Cheeseburger 5.7 oz (161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Double 5.2 oz (147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McDouble 5.7 oz (16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Classic Sandwich 7.5 oz (21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Classic Sandwich 7 oz (200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aily Double 6.7 oz (19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Club Sandwich 8.8 oz (249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Club Sandwich 8.3 oz (23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Ranch BLT Sandwich 8.1 oz (23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Ranch BLT Sandwich 7.6 oz (21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ipotle BBQ Snack Wrap (Grilled) 4.3 oz (123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oney Mustard Snack Wrap (Crispy) 4.4 oz (126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oney Mustard Snack Wrap (Grilled) 4.2 oz (11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Grilled) 4.3 oz (121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Jalapeño Double 5.6 oz (159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Deluxe 8.9 oz (253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Grilled Chicken Sandwich 9.5 oz (270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Southern Style Crispy Chicken Sandwich 5.6 oz (16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Southwest Chicken (Crispy) 11.7 oz (33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Southwest Chicken (Grilled) 11.2 oz (317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Crispy) 11.1 oz (316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Grilled) 10.7 oz (302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Crispy) 10.9 oz (31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Grilled) 10.5 oz (29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Crispy) 10.7 oz (304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Grilled) 10.3 oz (291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potle BBQ Snack Wrap (Crispy) 4.6 oz (13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Classic Sandwich 7.5 oz (21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">
            <text:p>24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Classic Sandwich 7 oz (200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8">
            <text:p>28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Club Sandwich 8.8 oz (249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Club Sandwich 8.3 oz (23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">
            <text:p>40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Ranch BLT Sandwich 8.1 oz (23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Ranch BLT Sandwich 7.6 oz (21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6">
            <text:p>3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potle BBQ Snack Wrap (Grilled) 4.3 oz (123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Honey Mustard Snack Wrap (Crispy) 4.4 oz (126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Honey Mustard Snack Wrap (Grilled) 4.2 oz (11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Crispy Chicken 11.3 oz (32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Grilled) 4.3 oz (121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Grilled Chicken 10.9 oz (308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Crispy Chicken 12.6 oz (357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Grilled Chicken 12.1 oz (343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Deluxe Sandwich 7.5 oz (213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2" office:value-type="string">
            <text:p>CHICKENFISH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, Egg &amp; Cheese Bagel 8.5 oz (24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Biscuit (Regular Biscuit) 7.1 oz (201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® with Egg 5.7 oz (161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and Sausage 6.8 oz (192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Regular Size Biscuit) 5 oz (14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Egg McMuffin® 4.8 oz (136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Regular Size Biscuit) 5.3 oz (150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Regular Size Biscuit) 5.7 oz (16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6.1 oz (17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Griddles® 5 oz (141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® 7.1 oz (201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Regular Size Biscuit) 9.5 oz (269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Regular Size Biscuit) 14.8 oz (420 g)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150">
            <text:p>215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5.3 oz (151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Large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Large Size Biscuit) 15.3 oz (434 g)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Large Size Biscuit) 10 oz (283 g)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Large Size Biscuit) 4.6 oz (131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Large Size Biscuit) 6.2 oz (177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Large Size Biscuit) 5.5 oz (15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Larg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with Egg Whites 5.7 oz (16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RegularBiscuit) 5.4 oz (15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Large Size Biscuit) 10.1 oz (286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5">
            <text:p>35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Regular Biscuit) 14.9 oz (423 g)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5">
            <text:p>35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Large Size Biscuit) 6.4 oz (181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 with Egg Whites 7.2 oz (205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6.7 oz (190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McMuffin 6.5 oz (185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® 3.9 oz (111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BREAKFAST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(without chicken) 7.9 oz (225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(without chicken) 8.4 oz (239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Crispy Chicken 11.3 oz (32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2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Grilled Chicken 10.9 oz (308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2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Crispy Chicken 12.6 oz (357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2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Grilled Chicken 12.1 oz (343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2" office:value-type="string">
            <text:p>SALAD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Chipotle BBQ Snack Wrap (Crispy) 4.6 oz (13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Chipotle BBQ Snack Wrap (Grilled) 4.3 oz (123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Honey Mustard Snack Wrap (Crispy) 4.4 oz (126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Honey Mustard Snack Wrap (Grilled) 4.2 oz (11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Grilled) 4.3 oz (121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Strawberry Gogurt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SNACKSIDE</text:p>
          </table:table-cell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asani® Water 16.9 fl o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Medium) 21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Extra Small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MCCAFE</text:p>
          </table:table-cell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M&amp;M'S® Candies (16 fl oz cup) 16 fl oz cup (413 g)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&amp; CRÃˆ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OREO® Cookies (16 fl oz cup) 16 fl oz cup (381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M&amp;M'S®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2" office:value-type="string">
            <text:p>DESSERTSHAKE</text:p>
          </table:table-cell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Creamy Ranch Sauce 0.8 oz (22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Sweet 'N Sour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Hotcake Syrup 1 pkg (60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Tangy Barbeque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Premium McWrap Southwest Chicken (Grilled) 11.2 oz (317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string">
            <text:p>CONDI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enu" style:display-name="PageStyle_men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